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855cm"/>
    </style:style>
    <style:style style:name="co6" style:family="table-column">
      <style:table-column-properties fo:break-before="auto" style:column-width="0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entre écran 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office:value-type="string" calcext:value-type="string">
            <text:p>Limit 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mit S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5"/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SEGMENT7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3"/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g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9"/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-18" calcext:value-type="float">
            <text:p>-18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11" calcext:value-type="float">
            <text:p>-11</text:p>
          </table:table-cell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111" calcext:value-type="float">
            <text:p>111</text:p>
          </table:table-cell>
          <table:table-cell office:value-type="float" office:value="-20" calcext:value-type="float">
            <text:p>-20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B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yon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s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s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Box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95-8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Bluetooth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Texte Dat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exte pas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nault </meta:initial-creator>
    <meta:creation-date>2017-07-06T16:26:29.130789802</meta:creation-date>
    <dc:date>2017-07-06T17:38:23.872125440</dc:date>
    <dc:creator>cesnault </dc:creator>
    <meta:editing-duration>PT41M18S</meta:editing-duration>
    <meta:editing-cycles>7</meta:editing-cycles>
    <meta:generator>LibreOffice/4.3.3.2$Linux_X86_64 LibreOffice_project/430m0$Build-2</meta:generator>
    <meta:document-statistic meta:table-count="1" meta:cell-count="244" meta:object-count="0"/>
  </office:meta>
</office:document-meta>
</file>